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Normal_20__28_Web_29_">
      <style:paragraph-properties style:line-height-at-least="0.1874in" fo:background-color="#ffffff">
        <style:background-image/>
      </style:paragraph-properties>
      <style:text-properties officeooo:paragraph-rsid="00122824"/>
    </style:style>
    <style:style style:name="P3" style:family="paragraph" style:parent-style-name="Standard">
      <style:text-properties fo:font-size="11pt" style:font-size-asian="11pt" style:font-size-complex="11pt"/>
    </style:style>
    <style:style style:name="P4" style:family="paragraph" style:parent-style-name="Standard">
      <style:text-properties officeooo:paragraph-rsid="0013db9e"/>
    </style:style>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text-properties fo:font-size="11pt" style:font-size-asian="11pt" style:font-size-complex="11pt"/>
    </style:style>
    <style:style style:name="P7" style:family="paragraph" style:parent-style-name="Standard" style:list-style-name="WW8Num2"/>
    <style:style style:name="P8" style:family="paragraph" style:parent-style-name="Standard" style:list-style-name="WW8Num2">
      <style:text-properties fo:font-size="11pt" style:font-size-asian="11pt" style:font-size-complex="11pt"/>
    </style:style>
    <style:style style:name="P9" style:family="paragraph" style:parent-style-name="Standard" style:list-style-name="WW8Num2">
      <style:text-properties officeooo:rsid="0013db9e" officeooo:paragraph-rsid="0013db9e"/>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officeooo:rsid="00171b90" style:font-size-asian="11pt" style:font-size-complex="11pt"/>
    </style:style>
    <style:style style:name="T6" style:family="text">
      <style:text-properties fo:font-size="11pt" officeooo:rsid="0018b09c" style:font-size-asian="11pt" style:font-size-complex="11pt"/>
    </style:style>
    <style:style style:name="T7" style:family="text">
      <style:text-properties fo:font-size="11pt" officeooo:rsid="001912b4"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weight="normal" officeooo:rsid="00156897" style:font-size-asian="11pt" style:font-weight-asian="normal" style:font-size-complex="11pt" style:font-weight-complex="normal"/>
    </style:style>
    <style:style style:name="T10" style:family="text">
      <style:text-properties fo:font-style="italic" style:font-style-asian="italic"/>
    </style:style>
    <style:style style:name="T11"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ve Atkins, Ph.D.</text:p>
      <text:p text:style-name="P3">910 Francesca Court</text:p>
      <text:p text:style-name="P3">Punta Gorda, Fl 33950</text:p>
      <text:p text:style-name="P3">(336)710-9122</text:p>
      <text:p text:style-name="P3"/>
      <text:p text:style-name="Standard"><text:span text:style-name="T7">November 15</text:span><text:span text:style-name="T1">, 201</text:span><text:span text:style-name="T3">3</text:span></text:p>
      <text:p text:style-name="P3"/>
      <text:p text:style-name="Standard"><text:span text:style-name="T3">Sea</text:span><text:span text:style-name="T5">r</text:span><text:span text:style-name="T3">ch Committee: </text:span><text:span text:style-name="T2">Houston Community College</text:span><text:span text:style-name="T1"> Director, </text:span><text:span text:style-name="T2">Sponsored</text:span><text:span text:style-name="T1"> </text:span><text:span text:style-name="T6">Programs, Grants, and Contracts</text:span><text:span text:style-name="T1">:</text:span></text:p>
      <text:p text:style-name="P3"/>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5">Administrator</text:span><text:span text:style-name="T1">, </text:span><text:span text:style-name="T2">Sponsored </text:span><text:span text:style-name="T5">Programs, Grants, and Contracts</text:span><text:span text:style-name="T1"> at </text:span><text:span text:style-name="T5">Houston</text:span><text:span text:style-name="T2"> Community College</text:span><text:span text:style-name="T1">. Moreover, I am very familiar with </text:span><text:span text:style-name="T5">H</text:span><text:span text:style-name="T2">CC</text:span><text:span text:style-name="T1">’s reputation as an institution committed to learning. Throughout my tenure in college administration </text:span><text:span text:style-name="T2">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1"><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5">H</text:span><text:span text:style-name="T2">CC</text:span><text:span text:style-name="T1"> is seeking in </text:span><text:span text:style-name="T5">the position</text:span><text:span text:style-name="T1">:</text:span></text:p>
      <text:list xml:id="list3376423482905081130" text:style-name="WW8Num2">
        <text:list-item>
          <text:p text:style-name="P7"><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grant development and research projects.</text:span><text:span text:style-name="T1"> For </text:span><text:span text:style-name="T2">three </text:span><text:span text:style-name="T1">years I </text:span><text:span text:style-name="T2">served</text:span><text:span text:style-name="T1"> Edison State College, originally hired as Dean of Edison’s Charlotte campus, </text:span><text:span text:style-name="T2">and quickly </text:span><text:span text:style-name="T1">promoted to District Vice President of Academic and Student Affairs. </text:span><text:span text:style-name="T4">I am familiar with funding agencies, state, federal and private foundations and have developed skill in</text:span><text:span text:style-name="T9"> </text:span><text:span text:style-name="T11">assess</text:span><text:span text:style-name="T12">ing </text:span><text:span text:style-name="T11"><text:s/>best fit and higher probability of <text:s/>success <text:tab/>with funding organization</text:span><text:span text:style-name="T12">s</text:span><text:span text:style-name="T11">, </text:span><text:span text:style-name="T12">with appropirate follow-up </text:span><text:span text:style-name="T11">on the substantive, <text:s/>methodological, analytical and “relevance” of project </text:span><text:span text:style-name="T12">outcomes</text:span><text:span text:style-name="T11"> . </text:span><text:span text:style-name="T12">Moreover, I have a reputation for quality</text:span><text:span text:style-name="T11"> </text:span><text:span text:style-name="T12">o</text:span><text:span text:style-name="T11">rganization and presentation </text:span><text:span text:style-name="T12">skills</text:span><text:span text:style-name="T11"> to accent the positives of the project.</text:span></text:p>
        </text:list-item>
        <text:list-item>
          <text:p text:style-name="P7"><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8">New York Times</text:span><text:span text:style-name="T1">, the </text:span><text:span text:style-name="T8">London Financial Times</text:span><text:span text:style-name="T1">, and on </text:span><text:span text:style-name="T8">National Public Radio</text:span><text:span text:style-name="T1">. <text:s text:c="2"/></text:span></text:p>
        </text:list-item>
        <text:list-item>
          <text:p text:style-name="P8">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7"><text:span text:style-name="T1">The SCC Learning Initiative resulted in national and international recognition for the college and culminated in attaining the Excellence in Critical Thinking Award at the 26th International </text:span><text:soft-page-break/><text:span text:style-name="T1">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10">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10">Community College of Survey of Student Engagement</text:span> (<text:span text:style-name="T10">CCSSE</text:span>) data to promote student learning throughout the accreditation review process. .</text:p>
        </text:list-item>
        <text:list-item>
          <text:p text:style-name="P7"><text:span text:style-name="T1">In 2003, at Dr. Terry O’Banion’s request, I co-authored an article published in the League for Innovation in the Community College’s </text:span><text:span text:style-name="T8">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8">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8">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8">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8">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9"><text:span text:style-name="T1">Most recently, I participated as a program scholar at the Inter-University Consortium Program in Quantitative Methods for Social Research at the University of Michigan, Ann Arbor. My post-</text:span><text:soft-page-break/><text:span text:style-name="T1">doctoral studies include intensive work in Maximum Likelihood Analysis, Time Series Analysis, and Advanced Regression. The purpose of my participation reflects my career interests in pursuing writing and research. <text:s/></text:span></text:p>
        </text:list-item>
      </text:list>
      <text:p text:style-name="P5"/>
      <text:p text:style-name="P5"/>
      <text:p text:style-name="Standard"><text:span text:style-name="T1">Perhaps my greatest strength is working closely with college faculty and administration in the implementation </text:span><text:span text:style-name="T3">and development </text:span><text:span text:style-name="T1">of </text:span><text:span text:style-name="T3">new initiatives </text:span><text:span text:style-name="T4">including grants, professional development, and </text:span><text:span text:style-name="T1">assessment processes for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3"/>
      <text:p text:style-name="P4"><text:span text:style-name="T1">There are several reasons I would very much like to serve </text:span><text:span text:style-name="T2">Houston Community College</text:span><text:span text:style-name="T1"> in a supporting role in </text:span><text:span text:style-name="T3">Supporting Research</text:span><text:span text:style-name="T1">. The most salient reason that I am interested is the opportunity to work closely with </text:span><text:span text:style-name="T5">HCC</text:span><text:span text:style-name="T1">’s leadership team in an environment that is consistent with my own philosophy of higher education practices. For years, I have been charged with transforming a community c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3"/>
      <text:p text:style-name="P3">Enclosed is my resume for your review. I would like to be considered for the Director position and look forward to beginning discussions soon.</text:p>
      <text:p text:style-name="P3"/>
      <text:p text:style-name="P3">Sincerely,</text:p>
      <text:p text:style-name="P3"/>
      <text:p text:style-name="P3"/>
      <text:p text:style-name="P3"/>
      <text:p text:style-name="P3">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1-15T12:08:41.578000000</dc:date>
    <meta:print-date>2011-04-20T10:25:00</meta:print-date>
    <meta:editing-cycles>4</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618" meta:character-count="10763" meta:non-whitespace-character-count="9162"/>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